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AD3A5F57C0E7DC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74cm, 2.883cm, 4.989cm, 5.86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8cm" svg:height="24.2cm" svg:x="0.992cm" svg:y="2.491cm">
          <draw:image xlink:href="Pictures/10000000000005E8000007E05AD3A5F57C0E7DC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6:53.938998283</dc:date>
    <meta:editing-duration>PT3M32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